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ce4e2"/>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ce4e2" officeooo:paragraph-rsid="001ce4e2"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ce4e2" officeooo:paragraph-rsid="001ce4e2"/>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ce4e2" officeooo:paragraph-rsid="001ce4e2"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ce4e2"/>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ce4e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07.02 Defining New Static Methods-Part 1</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
        <text:p text:style-name="P9">/**</text:p>
        <text:p text:style-name="P9"><text:s/>* Converts to and from Metric and English</text:p>
        <text:p text:style-name="P9"><text:s/>* units of measure.</text:p>
        <text:p text:style-name="P9"><text:s/>* </text:p>
        <text:p text:style-name="P9"><text:s/>* @author Josiah Kowalski</text:p>
        <text:p text:style-name="P9"><text:s/>* @version 1/2/20</text:p>
        <text:p text:style-name="P9"><text:s/>*/</text:p>
        <text:p text:style-name="P9">public class MeasurementConverterV2</text:p>
        <text:p text:style-name="P9"/>
        <text:p text:style-name="P9">//Purpose of program</text:p>
        <text:p text:style-name="P9"><text:s text:c="4"/>public static void printPurpose( ) <text:s/>//notice that this method is void, nothing is returned</text:p>
        <text:p text:style-name="P9"><text:s text:c="4"/></text:p>
        <text:p text:style-name="P9"><text:s text:c="8"/>System.out.println("This program converts to and from")</text:p>
        <text:p text:style-name="P9"><text:s text:c="8"/>System.out.println("English and metric units of measure.")</text:p>
        <text:p text:style-name="P9"><text:s text:c="8"/>System.out.println("=====================================")</text:p>
        <text:p text:style-name="P9"><text:s text:c="4"/></text:p>
        <text:p text:style-name="P9"><text:s text:c="8"/></text:p>
        <text:p text:style-name="P9"><text:s text:c="4"/>//convert feet to miles</text:p>
        <text:p text:style-name="P9"><text:s text:c="4"/>//the ft parameter receives the value of the feet argument passed from main method. </text:p>
        <text:p text:style-name="P9"><text:s text:c="4"/>public static double convertFeetToMiles(double ft)</text:p>
        <text:p text:style-name="P9"><text:s text:c="4"/></text:p>
        <text:p text:style-name="P9"><text:soft-page-break/><text:s text:c="8"/>return ft / 5280 <text:s text:c="5"/></text:p>
        <text:p text:style-name="P9"><text:s text:c="5"/></text:p>
        <text:p text:style-name="P9"><text:s text:c="4"/></text:p>
        <text:p text:style-name="P9"><text:s text:c="4"/>//convert miles to feet</text:p>
        <text:p text:style-name="P9"><text:s text:c="4"/>public static double convertMilesToFeet(double mi)</text:p>
        <text:p text:style-name="P9"><text:s text:c="4"/></text:p>
        <text:p text:style-name="P9"><text:s text:c="8"/>return mi * 5280 <text:s text:c="5"/></text:p>
        <text:p text:style-name="P9"><text:s text:c="5"/></text:p>
        <text:p text:style-name="P9"><text:s text:c="4"/></text:p>
        <text:p text:style-name="P9"><text:s text:c="4"/>//convert miles to kilometers</text:p>
        <text:p text:style-name="P9"><text:s text:c="4"/>public static double convertMilesToKilometers(double mi)</text:p>
        <text:p text:style-name="P9"><text:s text:c="4"/></text:p>
        <text:p text:style-name="P9"><text:s text:c="8"/>//return statement calculate kilometers goes here</text:p>
        <text:p text:style-name="P9"><text:s text:c="8"/>return mi * 1.60934</text:p>
        <text:p text:style-name="P9"><text:s text:c="5"/></text:p>
        <text:p text:style-name="P9"><text:s text:c="4"/></text:p>
        <text:p text:style-name="P9"><text:s text:c="4"/>//convert kilometers to miles</text:p>
        <text:p text:style-name="P9"><text:s text:c="4"/>public static double convertKilometersToMiles(double km)</text:p>
        <text:p text:style-name="P9"><text:s text:c="4"/></text:p>
        <text:p text:style-name="P9"><text:s text:c="8"/>//return statement to calculate miles goes here</text:p>
        <text:p text:style-name="P9"><text:s text:c="8"/>return km / 1.60934</text:p>
        <text:p text:style-name="P9"><text:s text:c="4"/></text:p>
        <text:p text:style-name="P9"/>
        <text:p text:style-name="P9"><text:s text:c="4"/>//convert pounds to kilograms</text:p>
        <text:p text:style-name="P9"><text:s text:c="4"/>public static double convertPoundsToKilograms(double lb) </text:p>
        <text:p text:style-name="P9"><text:soft-page-break/><text:s text:c="8"/>//return statement to calculate kilograms goes here</text:p>
        <text:p text:style-name="P9"><text:s text:c="8"/>return lb * 0.453592</text:p>
        <text:p text:style-name="P9"><text:s text:c="4"/></text:p>
        <text:p text:style-name="P9"/>
        <text:p text:style-name="P9"><text:s text:c="4"/>//convert kilograms to pounds</text:p>
        <text:p text:style-name="P9"><text:s text:c="4"/>public static double convertKilogramsToPounds(double kg) </text:p>
        <text:p text:style-name="P9"><text:s text:c="8"/>//return statement to calculate pounds goes here</text:p>
        <text:p text:style-name="P9"><text:s text:c="8"/>return kg / 0.453592</text:p>
        <text:p text:style-name="P9"><text:s text:c="4"/></text:p>
        <text:p text:style-name="P9"/>
        <text:p text:style-name="P9"><text:s text:c="4"/>//convert gallons to liters</text:p>
        <text:p text:style-name="P9"><text:s text:c="4"/>public static double convertGallonsToLiters(double gal) </text:p>
        <text:p text:style-name="P9"><text:s text:c="8"/>return gal * 3.78541</text:p>
        <text:p text:style-name="P9"><text:s text:c="4"/></text:p>
        <text:p text:style-name="P9"/>
        <text:p text:style-name="P9"><text:s text:c="4"/>//convert liters to gallons</text:p>
        <text:p text:style-name="P9"><text:s text:c="4"/>public static double convertLitersToGallons(double L) </text:p>
        <text:p text:style-name="P9"><text:s text:c="8"/>return L / 3.78541</text:p>
        <text:p text:style-name="P9"><text:s text:c="4"/></text:p>
        <text:p text:style-name="P9"/>
        <text:p text:style-name="P9"><text:s text:c="4"/>//convert meters to yards</text:p>
        <text:p text:style-name="P9"><text:s text:c="4"/>public static double convertMetersToYards(double m) </text:p>
        <text:p text:style-name="P9"><text:s text:c="8"/>return m / 0.9144</text:p>
        <text:p text:style-name="P9"><text:s text:c="4"/></text:p>
        <text:p text:style-name="P9"/>
        <text:p text:style-name="P9"><text:soft-page-break/><text:s text:c="4"/>//convert yards to meters</text:p>
        <text:p text:style-name="P9"><text:s text:c="4"/>public static double convertYardsToMeters(double yd) </text:p>
        <text:p text:style-name="P9"><text:s text:c="8"/>return yd * 0.9144</text:p>
        <text:p text:style-name="P9"><text:s text:c="4"/></text:p>
        <text:p text:style-name="P9"/>
        <text:p text:style-name="P9"><text:s text:c="4"/>public static void main(String[ ] args)</text:p>
        <text:p text:style-name="P9"><text:s text:c="4"/></text:p>
        <text:p text:style-name="P9"><text:s text:c="8"/>// local variables <text:s text:c="7"/></text:p>
        <text:p text:style-name="P9"><text:s text:c="8"/>double miles, feet, pounds, gallons, yards</text:p>
        <text:p text:style-name="P9"><text:s text:c="8"/>double kilometers, kilograms, liters, meters</text:p>
        <text:p text:style-name="P9"><text:s text:c="8"/></text:p>
        <text:p text:style-name="P9"><text:s text:c="8"/>//variable declaration and initialization</text:p>
        <text:p text:style-name="P9"><text:s text:c="4"/></text:p>
        <text:p text:style-name="P9"><text:s text:c="8"/>printPurpose() <text:s text:c="35"/>//invoke the printPurpose() method</text:p>
        <text:p text:style-name="P9"><text:s text:c="8"/>feet = 6230</text:p>
        <text:p text:style-name="P9"><text:s text:c="8"/>miles = convertFeetToMiles(feet) <text:s text:c="11"/>//invoke the convertFeetToMiles() static method and pass the feet variable as an argument</text:p>
        <text:p text:style-name="P9"><text:s text:c="8"/>System.out.printf("%8.1f ft. = %7.1f mi. %n", feet, miles)</text:p>
        <text:p text:style-name="P9"><text:s text:c="8"/></text:p>
        <text:p text:style-name="P9"><text:s text:c="8"/>miles = 1.9</text:p>
        <text:p text:style-name="P9"><text:s text:c="8"/>feet = convertMilesToFeet(miles)</text:p>
        <text:p text:style-name="P9"><text:s text:c="8"/>System.out.printf("%8.1f mi. = %7.1f ft. %n", miles, feet)</text:p>
        <text:p text:style-name="P9"><text:s text:c="8"/></text:p>
        <text:p text:style-name="P9"><text:s text:c="8"/>miles = 22.3</text:p>
        <text:p text:style-name="P9"><text:s text:c="8"/>kilometers = convertMilesToKilometers(miles)</text:p>
        <text:p text:style-name="P9"><text:s text:c="8"/>System.out.printf("%8.1f mi. = %7.1f km. %n", miles, kilometers)</text:p>
        <text:p text:style-name="P9"><text:soft-page-break/><text:s text:c="8"/></text:p>
        <text:p text:style-name="P9"><text:s text:c="8"/>kilometers = 1000.0</text:p>
        <text:p text:style-name="P9"><text:s text:c="8"/>miles = convertKilometersToMiles(kilometers)</text:p>
        <text:p text:style-name="P9"><text:s text:c="8"/>//print results goes here</text:p>
        <text:p text:style-name="P9"><text:s text:c="8"/>System.out.printf("%8.1f km. = %7.1f mi. %n", kilometers, miles)</text:p>
        <text:p text:style-name="P9"><text:s text:c="8"/></text:p>
        <text:p text:style-name="P9"><text:s text:c="8"/>pounds = 204</text:p>
        <text:p text:style-name="P9"><text:s text:c="8"/>kilograms = convertPoundsToKilograms(pounds)</text:p>
        <text:p text:style-name="P9"><text:s text:c="8"/>//print results goes here</text:p>
        <text:p text:style-name="P9"><text:s text:c="8"/>System.out.printf("%8.1f lb. = %7.1f kg. %n", pounds, kilograms)</text:p>
        <text:p text:style-name="P9"><text:s text:c="7"/></text:p>
        <text:p text:style-name="P9"><text:s text:c="8"/>//declare and initialize the kilograms variable goes here</text:p>
        <text:p text:style-name="P9"><text:s text:c="8"/>kilograms = 98</text:p>
        <text:p text:style-name="P9"><text:s text:c="8"/>//call method to convert kilograms to pounds goes here</text:p>
        <text:p text:style-name="P9"><text:s text:c="8"/>pounds = convertKilogramsToPounds(kilograms)</text:p>
        <text:p text:style-name="P9"><text:s text:c="8"/>//print results goes here</text:p>
        <text:p text:style-name="P9"><text:s text:c="8"/>System.out.printf("%8.1f kg. = %7.1f lb. %n", kilograms, pounds)</text:p>
        <text:p text:style-name="P9"><text:s text:c="8"/></text:p>
        <text:p text:style-name="P9"><text:s text:c="8"/>gallons = 55</text:p>
        <text:p text:style-name="P9"><text:s text:c="8"/>//call method to convert gallons to liters goes here</text:p>
        <text:p text:style-name="P9"><text:s text:c="8"/>liters = convertGallonsToLiters(gallons)</text:p>
        <text:p text:style-name="P9"><text:s text:c="8"/>//print results goes here</text:p>
        <text:p text:style-name="P9"><text:s text:c="8"/>System.out.printf("%8.1f gal.= %7.1f L. %n", gallons, liters)</text:p>
        <text:p text:style-name="P9"/>
        <text:p text:style-name="P9"><text:s text:c="8"/>liters = 2</text:p>
        <text:p text:style-name="P9"><text:soft-page-break/><text:s text:c="8"/>//call method to convert liters to gallons goes here</text:p>
        <text:p text:style-name="P9"><text:s text:c="8"/>gallons = convertLitersToGallons(liters)</text:p>
        <text:p text:style-name="P9"><text:s text:c="8"/>//print results goes here</text:p>
        <text:p text:style-name="P9"><text:s text:c="8"/>System.out.printf("%8.1f L. <text:s/>= %7.1f gal. %n", liters, gallons)</text:p>
        <text:p text:style-name="P9"><text:s text:c="8"/></text:p>
        <text:p text:style-name="P9"><text:s text:c="8"/>meters = 569</text:p>
        <text:p text:style-name="P9"><text:s text:c="8"/>yards = convertMetersToYards(meters)</text:p>
        <text:p text:style-name="P9"><text:s text:c="8"/>System.out.printf("%8.1f m. <text:s/>= %7.1f yd. %n", meters, yards)</text:p>
        <text:p text:style-name="P9"><text:s text:c="8"/></text:p>
        <text:p text:style-name="P9"><text:s text:c="8"/>yards = 25</text:p>
        <text:p text:style-name="P9"><text:s text:c="8"/>meters = convertYardsToMeters(yards)</text:p>
        <text:p text:style-name="P9"><text:s text:c="8"/>System.out.printf("%8.1f yd. = %7.1f m. %n", yards, meters)</text:p>
        <text:p text:style-name="P9"/>
        <text:p text:style-name="P9"/>
        <text:p text:style-name="P9"/>
        <text:p text:style-name="P9"><text:s text:c="4"/>//end of main method</text:p>
        <text:p text:style-name="P9"><text:tab/></text:p>
        <text:p text:style-name="P9">//end of class</text:p>
        <text:p text:style-name="P9"/>
        <text:p text:style-name="P9"/>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
        <text:p text:style-name="P3">/**</text:p>
        <text:p text:style-name="P3"><text:s/>* Converts to and from Metric and English</text:p>
        <text:p text:style-name="P3"><text:s/>* units of measure.</text:p>
        <text:p text:style-name="P3"><text:s/>* </text:p>
        <text:p text:style-name="P3"><text:s/>* @author Josiah Kowalski</text:p>
        <text:p text:style-name="P3"><text:s/>* @version 1/2/20</text:p>
        <text:p text:style-name="P3"><text:s/>*/</text:p>
        <text:p text:style-name="P3">public class MeasurementConverterV2</text:p>
        <text:p text:style-name="P3">{</text:p>
        <text:p text:style-name="P3">//Purpose of program</text:p>
        <text:p text:style-name="P3"><text:s text:c="4"/>public static void printPurpose( ) <text:s/>//notice that this method is void, nothing is returned</text:p>
        <text:p text:style-name="P3"><text:s text:c="4"/>{</text:p>
        <text:p text:style-name="P3"><text:s text:c="8"/>System.out.println("This program converts to and from");</text:p>
        <text:p text:style-name="P3"><text:s text:c="8"/>System.out.println("English and metric units of measure.");</text:p>
        <text:p text:style-name="P3"><text:s text:c="8"/>System.out.println("=====================================");</text:p>
        <text:p text:style-name="P3"><text:s text:c="4"/>}</text:p>
        <text:p text:style-name="P3"><text:s text:c="8"/></text:p>
        <text:p text:style-name="P3"><text:s text:c="4"/>//convert feet to miles</text:p>
        <text:p text:style-name="P3"><text:s text:c="4"/>//the ft parameter receives the value of the feet argument passed from main method. </text:p>
        <text:p text:style-name="P3"><text:s text:c="4"/>public static double convertFeetToMiles(double ft)</text:p>
        <text:p text:style-name="P3"><text:s text:c="4"/>{</text:p>
        <text:p text:style-name="P3"><text:s text:c="8"/>return ft / 5280; <text:s text:c="5"/></text:p>
        <text:p text:style-name="P3"><text:s text:c="4"/>} </text:p>
        <text:p text:style-name="P3"><text:s text:c="4"/></text:p>
        <text:p text:style-name="P3"><text:s text:c="4"/>//convert miles to feet</text:p>
        <text:p text:style-name="P3"><text:s text:c="4"/>public static double convertMilesToFeet(double mi)</text:p>
        <text:p text:style-name="P3"><text:s text:c="4"/>{</text:p>
        <text:p text:style-name="P3"><text:s text:c="8"/>return mi * 5280; <text:s text:c="5"/></text:p>
        <text:p text:style-name="P3"><text:soft-page-break/><text:s text:c="4"/>} </text:p>
        <text:p text:style-name="P3"><text:s text:c="4"/></text:p>
        <text:p text:style-name="P3"><text:s text:c="4"/>//convert miles to kilometers</text:p>
        <text:p text:style-name="P3"><text:s text:c="4"/>public static double convertMilesToKilometers(double mi)</text:p>
        <text:p text:style-name="P3"><text:s text:c="4"/>{</text:p>
        <text:p text:style-name="P3"><text:s text:c="8"/>//return statement calculate kilometers goes here</text:p>
        <text:p text:style-name="P3"><text:s text:c="8"/>return mi * 1.60934;</text:p>
        <text:p text:style-name="P3"><text:s text:c="4"/>} </text:p>
        <text:p text:style-name="P3"><text:s text:c="4"/></text:p>
        <text:p text:style-name="P3"><text:s text:c="4"/>//convert kilometers to miles</text:p>
        <text:p text:style-name="P3"><text:s text:c="4"/>public static double convertKilometersToMiles(double km)</text:p>
        <text:p text:style-name="P3"><text:s text:c="4"/>{</text:p>
        <text:p text:style-name="P3"><text:s text:c="8"/>//return statement to calculate miles goes here</text:p>
        <text:p text:style-name="P3"><text:s text:c="8"/>return km / 1.60934;</text:p>
        <text:p text:style-name="P3"><text:s text:c="4"/>}</text:p>
        <text:p text:style-name="P3"/>
        <text:p text:style-name="P3"><text:s text:c="4"/>//convert pounds to kilograms</text:p>
        <text:p text:style-name="P3"><text:s text:c="4"/>public static double convertPoundsToKilograms(double lb) {</text:p>
        <text:p text:style-name="P3"><text:s text:c="8"/>//return statement to calculate kilograms goes here</text:p>
        <text:p text:style-name="P3"><text:s text:c="8"/>return lb * 0.453592;</text:p>
        <text:p text:style-name="P3"><text:s text:c="4"/>}</text:p>
        <text:p text:style-name="P3"/>
        <text:p text:style-name="P3"><text:s text:c="4"/>//convert kilograms to pounds</text:p>
        <text:p text:style-name="P3"><text:s text:c="4"/>public static double convertKilogramsToPounds(double kg) {</text:p>
        <text:p text:style-name="P3"><text:s text:c="8"/>//return statement to calculate pounds goes here</text:p>
        <text:p text:style-name="P3"><text:s text:c="8"/>return kg / 0.453592;</text:p>
        <text:p text:style-name="P3"><text:s text:c="4"/>}</text:p>
        <text:p text:style-name="P3"/>
        <text:p text:style-name="P3"><text:s text:c="4"/>//convert gallons to liters</text:p>
        <text:p text:style-name="P3"><text:s text:c="4"/>public static double convertGallonsToLiters(double gal) {</text:p>
        <text:p text:style-name="P3"><text:s text:c="8"/>return gal * 3.78541;</text:p>
        <text:p text:style-name="P3"><text:s text:c="4"/>}</text:p>
        <text:p text:style-name="P3"/>
        <text:p text:style-name="P3"><text:s text:c="4"/>//convert liters to gallons</text:p>
        <text:p text:style-name="P3"><text:s text:c="4"/>public static double convertLitersToGallons(double L) {</text:p>
        <text:p text:style-name="P3"><text:s text:c="8"/>return L / 3.78541;</text:p>
        <text:p text:style-name="P3"><text:soft-page-break/><text:s text:c="4"/>}</text:p>
        <text:p text:style-name="P3"/>
        <text:p text:style-name="P3"><text:s text:c="4"/>//convert meters to yards</text:p>
        <text:p text:style-name="P3"><text:s text:c="4"/>public static double convertMetersToYards(double m) {</text:p>
        <text:p text:style-name="P3"><text:s text:c="8"/>return m / 0.9144;</text:p>
        <text:p text:style-name="P3"><text:s text:c="4"/>}</text:p>
        <text:p text:style-name="P3"/>
        <text:p text:style-name="P3"><text:s text:c="4"/>//convert yards to meters</text:p>
        <text:p text:style-name="P3"><text:s text:c="4"/>public static double convertYardsToMeters(double yd) {</text:p>
        <text:p text:style-name="P3"><text:s text:c="8"/>return yd * 0.9144;</text:p>
        <text:p text:style-name="P3"><text:s text:c="4"/>}</text:p>
        <text:p text:style-name="P3"/>
        <text:p text:style-name="P3"><text:s text:c="4"/>public static void main(String[ ] args)</text:p>
        <text:p text:style-name="P3"><text:s text:c="4"/>{</text:p>
        <text:p text:style-name="P3"><text:s text:c="8"/>// local variables <text:s text:c="7"/></text:p>
        <text:p text:style-name="P3"><text:s text:c="8"/>double miles, feet, pounds, gallons, yards;</text:p>
        <text:p text:style-name="P3"><text:s text:c="8"/>double kilometers, kilograms, liters, meters;</text:p>
        <text:p text:style-name="P3"><text:s text:c="8"/></text:p>
        <text:p text:style-name="P3"><text:s text:c="8"/>//variable declaration and initialization</text:p>
        <text:p text:style-name="P3"><text:s text:c="4"/></text:p>
        <text:p text:style-name="P3"><text:s text:c="8"/>printPurpose(); <text:s text:c="35"/>//invoke the printPurpose() method</text:p>
        <text:p text:style-name="P3"><text:s text:c="8"/>feet = 6230;</text:p>
        <text:p text:style-name="P3"><text:s text:c="8"/>miles = convertFeetToMiles(feet); <text:s text:c="11"/>//invoke the convertFeetToMiles() static method and pass the feet variable as an argument</text:p>
        <text:p text:style-name="P3"><text:s text:c="8"/>System.out.printf("%8.1f ft. = %7.1f mi. %n", feet, miles);</text:p>
        <text:p text:style-name="P3"><text:s text:c="8"/></text:p>
        <text:p text:style-name="P3"><text:s text:c="8"/>miles = 1.9;</text:p>
        <text:p text:style-name="P3"><text:s text:c="8"/>feet = convertMilesToFeet(miles);</text:p>
        <text:p text:style-name="P3"><text:s text:c="8"/>System.out.printf("%8.1f mi. = %7.1f ft. %n", miles, feet);</text:p>
        <text:p text:style-name="P3"><text:s text:c="8"/></text:p>
        <text:p text:style-name="P3"><text:s text:c="8"/>miles = 22.3;</text:p>
        <text:p text:style-name="P3"><text:s text:c="8"/>kilometers = convertMilesToKilometers(miles);</text:p>
        <text:p text:style-name="P3"><text:s text:c="8"/>System.out.printf("%8.1f mi. = %7.1f km. %n", miles, kilometers);</text:p>
        <text:p text:style-name="P3"><text:s text:c="8"/></text:p>
        <text:p text:style-name="P3"><text:s text:c="8"/>kilometers = 1000.0;</text:p>
        <text:p text:style-name="P3"><text:s text:c="8"/>miles = convertKilometersToMiles(kilometers);</text:p>
        <text:p text:style-name="P3"><text:soft-page-break/><text:s text:c="8"/>//print results goes here</text:p>
        <text:p text:style-name="P3"><text:s text:c="8"/>System.out.printf("%8.1f km. = %7.1f mi. %n", kilometers, miles);</text:p>
        <text:p text:style-name="P3"><text:s text:c="8"/></text:p>
        <text:p text:style-name="P3"><text:s text:c="8"/>pounds = 204;</text:p>
        <text:p text:style-name="P3"><text:s text:c="8"/>kilograms = convertPoundsToKilograms(pounds);</text:p>
        <text:p text:style-name="P3"><text:s text:c="8"/>//print results goes here</text:p>
        <text:p text:style-name="P3"><text:s text:c="8"/>System.out.printf("%8.1f lb. = %7.1f kg. %n", pounds, kilograms);</text:p>
        <text:p text:style-name="P3"><text:s text:c="7"/></text:p>
        <text:p text:style-name="P3"><text:s text:c="8"/>//declare and initialize the kilograms variable goes here</text:p>
        <text:p text:style-name="P3"><text:s text:c="8"/>kilograms = 98;</text:p>
        <text:p text:style-name="P3"><text:s text:c="8"/>//call method to convert kilograms to pounds goes here</text:p>
        <text:p text:style-name="P3"><text:s text:c="8"/>pounds = convertKilogramsToPounds(kilograms);</text:p>
        <text:p text:style-name="P3"><text:s text:c="8"/>//print results goes here</text:p>
        <text:p text:style-name="P3"><text:s text:c="8"/>System.out.printf("%8.1f kg. = %7.1f lb. %n", kilograms, pounds);</text:p>
        <text:p text:style-name="P3"><text:s text:c="8"/></text:p>
        <text:p text:style-name="P3"><text:s text:c="8"/>gallons = 55;</text:p>
        <text:p text:style-name="P3"><text:s text:c="8"/>//call method to convert gallons to liters goes here</text:p>
        <text:p text:style-name="P3"><text:s text:c="8"/>liters = convertGallonsToLiters(gallons);</text:p>
        <text:p text:style-name="P3"><text:s text:c="8"/>//print results goes here</text:p>
        <text:p text:style-name="P3"><text:s text:c="8"/>System.out.printf("%8.1f gal.= %7.1f L. %n", gallons, liters);</text:p>
        <text:p text:style-name="P3"/>
        <text:p text:style-name="P3"><text:s text:c="8"/>liters = 2;</text:p>
        <text:p text:style-name="P3"><text:s text:c="8"/>//call method to convert liters to gallons goes here</text:p>
        <text:p text:style-name="P3"><text:s text:c="8"/>gallons = convertLitersToGallons(liters);</text:p>
        <text:p text:style-name="P3"><text:s text:c="8"/>//print results goes here</text:p>
        <text:p text:style-name="P3"><text:s text:c="8"/>System.out.printf("%8.1f L. <text:s/>= %7.1f gal. %n", liters, gallons);</text:p>
        <text:p text:style-name="P3"><text:s text:c="8"/></text:p>
        <text:p text:style-name="P3"><text:s text:c="8"/>meters = 569;</text:p>
        <text:p text:style-name="P3"><text:s text:c="8"/>yards = convertMetersToYards(meters);</text:p>
        <text:p text:style-name="P3"><text:s text:c="8"/>System.out.printf("%8.1f m. <text:s/>= %7.1f yd. %n", meters, yards);</text:p>
        <text:p text:style-name="P3"><text:s text:c="8"/></text:p>
        <text:p text:style-name="P3"><text:s text:c="8"/>yards = 25;</text:p>
        <text:p text:style-name="P3"><text:s text:c="8"/>meters = convertYardsToMeters(yards);</text:p>
        <text:p text:style-name="P3"><text:s text:c="8"/>System.out.printf("%8.1f yd. = %7.1f m. %n", yards, meters);</text:p>
        <text:p text:style-name="P3"/>
        <text:p text:style-name="P3"/>
        <text:p text:style-name="P3"><text:soft-page-break/></text:p>
        <text:p text:style-name="P3"><text:s text:c="4"/>}//end of main method</text:p>
        <text:p text:style-name="P3"><text:tab/></text:p>
        <text:p text:style-name="P3">}//end of class</text:p>
        <text:p text:style-name="P3"/>
        <text:p text:style-name="P3"/>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convert units of measurement to and from the metric and imperial systems. </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 measurement converte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happened when I tried to define the variables at the top but that effected things I didn’t want it to so I had to define them when I needed them.</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my own methods better.</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2T19:36:18.969337741</dc:date>
    <meta:editing-cycles>9</meta:editing-cycles>
    <meta:editing-duration>PT7M46S</meta:editing-duration>
    <meta:document-statistic meta:table-count="1" meta:image-count="0" meta:object-count="0" meta:page-count="11" meta:paragraph-count="274" meta:word-count="1206" meta:character-count="10136" meta:non-whitespace-character-count="7462"/>
    <meta:generator>LibreOffice/5.2.7.2$Linux_AARCH64 LibreOffice_project/20m0$Build-2</meta:generator>
    <meta:user-defined meta:name="Company">FLVS</meta:user-defined>
    <meta:user-defined meta:name="Operator">JOSIAH KOWALSKI</meta:user-defined>
  </office:meta>
</office:document-meta>
</file>